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pitch="variable" style:font-charset="x-symbol"/>
    <style:font-face style:name="Calibri" svg:font-family="Calibri"/>
    <style:font-face style:name="Gill Sans" svg:font-family="'Gill Sans', 'Trebuchet MS', 'Gill Sans MT', sans-serif"/>
    <style:font-face style:name="LMRoman10-Regular" svg:font-family="LMRoman10-Regular"/>
    <style:font-face style:name="Mangal1" svg:font-family="Mangal"/>
    <style:font-face style:name="OpenSymbol2" svg:font-family="OpenSymbol"/>
    <style:font-face style:name="sans-serif" svg:font-family="sans-serif"/>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Document_20_Title">
      <style:text-properties fo:color="#4c4c4c" fo:font-size="28pt" fo:language="en" fo:country="US" style:font-size-asian="28pt" style:font-size-complex="28pt"/>
    </style:style>
    <style:style style:name="P3" style:family="paragraph" style:parent-style-name="Document_20_Title">
      <style:text-properties fo:color="#4c4c4c" style:font-name="Open Sans Extrabold" fo:font-size="28pt" fo:language="en" fo:country="US" fo:font-weight="800" style:font-size-asian="28pt" style:font-weight-asian="bold" style:font-size-complex="28pt" style:font-weight-complex="bold"/>
    </style:style>
    <style:style style:name="P4" style:family="paragraph" style:parent-style-name="Author_20_address">
      <style:text-properties fo:language="en" fo:country="US"/>
    </style:style>
    <style:style style:name="P5" style:family="paragraph" style:parent-style-name="Document_20_sub-title">
      <style:text-properties fo:color="#4c4c4c" style:font-name="Open Sans Light1" fo:font-size="14pt" fo:language="en" fo:country="US" fo:font-style="italic" fo:font-weight="250" style:font-size-asian="12pt" style:font-style-asian="normal" style:font-weight-asian="bold" style:font-size-complex="12pt" style:font-style-complex="normal" style:font-weight-complex="bold"/>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Heading_20_1">
      <style:text-properties style:font-name="Times New Roman" fo:font-size="18pt" fo:font-weight="bold" style:font-size-asian="18pt" style:font-weight-asian="bold" style:font-size-complex="18pt" style:font-weight-complex="bold"/>
    </style:style>
    <style:style style:name="P9" style:family="paragraph" style:parent-style-name="Heading_20_1">
      <style:paragraph-properties fo:break-before="page"/>
      <style:text-properties style:font-name="Times New Roman" fo:font-size="18pt" fo:language="en" fo:country="US" fo:font-weight="bold" style:font-size-asian="18pt" style:font-weight-asian="bold" style:font-size-complex="18pt" style:font-weight-complex="bold"/>
    </style:style>
    <style:style style:name="P10" style:family="paragraph" style:parent-style-name="Text_20_body" style:list-style-name="L1">
      <style:text-properties style:font-name="Times New Roman" fo:font-size="12pt" fo:language="en" fo:country="US" style:font-size-asian="12pt" style:font-size-complex="12pt"/>
    </style:style>
    <style:style style:name="P11" style:family="paragraph" style:parent-style-name="Standard" style:master-page-name="First_20_Page">
      <style:paragraph-properties style:page-number="auto"/>
      <style:text-properties style:font-name="Liberation Serif" fo:language="en" fo:country="US" style:font-size-asian="10.5pt"/>
    </style:style>
    <style:style style:name="P12" style:family="paragraph" style:parent-style-name="Standard" style:list-style-name="">
      <style:paragraph-properties fo:text-align="start" style:justify-single-word="false" style:text-autospace="none"/>
      <style:text-properties style:font-name="LMRoman10-Regular" fo:font-size="10pt" style:font-name-asian="LMRoman10-Regular" style:font-size-asian="10pt" style:font-name-complex="LMRoman10-Regular" style:font-size-complex="10pt"/>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list-style-name="L2">
      <style:text-properties style:font-name="Times New Roman" fo:font-size="12pt" style:font-size-asian="12pt" style:font-size-complex="12pt"/>
    </style:style>
    <style:style style:name="P15" style:family="paragraph" style:parent-style-name="Standard">
      <style:text-properties style:font-name="Times New Roman" fo:font-size="18pt" fo:font-weight="bold" style:font-size-asian="18pt" style:font-weight-asian="bold" style:font-size-complex="18pt" style:font-weight-complex="bold"/>
    </style:style>
    <style:style style:name="T1" style:family="text">
      <style:text-properties style:font-name="Open Sans Light" fo:font-size="10pt" fo:language="fr" fo:country="FR" fo:font-weight="250" style:font-size-asian="10.5pt"/>
    </style:style>
    <style:style style:name="T2" style:family="text">
      <style:text-properties style:font-name="Open Sans Light" fo:font-size="10pt" fo:font-weight="250" style:font-size-asian="10.5pt" style:font-weight-asian="bold" style:font-weight-complex="bold"/>
    </style:style>
    <style:style style:name="T3" style:family="text">
      <style:text-properties fo:language="fr" fo:country="FR"/>
    </style:style>
    <style:style style:name="T4" style:family="text">
      <style:text-properties fo:language="en" fo:country="US"/>
    </style:style>
    <style:style style:name="T5" style:family="text">
      <style:text-properties fo:color="#000000" style:font-name="Arial" fo:font-size="11pt" fo:language="en" fo:country="US" style:font-size-asian="11pt" style:font-size-complex="11pt"/>
    </style:style>
    <style:style style:name="T6" style:family="text">
      <style:text-properties fo:color="#000000" fo:font-size="11pt" fo:language="en" fo:country="US" style:font-size-asian="11pt" style:font-size-complex="11pt"/>
    </style:style>
    <style:style style:name="T7" style:family="text">
      <style:text-properties fo:color="#000000" style:font-name="Times New Roman" fo:font-size="11pt" fo:language="en" fo:country="US" style:font-size-asian="11pt" style:font-size-complex="11pt"/>
    </style:style>
    <style:style style:name="T8" style:family="text">
      <style:text-properties fo:color="#000000" style:font-name="Times New Roman" fo:language="en" fo:country="US"/>
    </style:style>
    <style:style style:name="T9" style:family="text">
      <style:text-properties fo:color="#000000" style:font-name="Times New Roman" fo:font-size="12pt" fo:language="en" fo:country="US" style:font-size-asian="12pt" style:font-size-complex="12pt"/>
    </style:style>
    <style:style style:name="T10" style:family="text">
      <style:text-properties style:text-position="super 58%" style:font-name="Arial" fo:font-size="11pt" fo:language="en" fo:country="US" style:font-size-asian="11pt" style:font-size-complex="11pt"/>
    </style:style>
    <style:style style:name="T11" style:family="text">
      <style:text-properties style:text-position="super 58%" fo:font-size="11pt" fo:language="en" fo:country="US" style:font-size-asian="11pt" style:font-size-complex="11pt"/>
    </style:style>
    <style:style style:name="T12" style:family="text">
      <style:text-properties style:text-position="super 58%" style:font-name="Times New Roman" fo:font-size="11pt" fo:language="en" fo:country="US" style:font-size-asian="11pt" style:font-size-complex="11pt"/>
    </style:style>
    <style:style style:name="T13" style:family="text">
      <style:text-properties style:text-position="super 58%" style:font-name="Times New Roman" fo:language="en" fo:country="US"/>
    </style:style>
    <style:style style:name="T14" style:family="text">
      <style:text-properties style:text-position="super 58%" style:font-name="Times New Roman" fo:font-size="12pt" fo:language="en" fo:country="US" style:font-size-asian="12pt" style:font-size-complex="12pt"/>
    </style:style>
    <style:style style:name="T15" style:family="text">
      <style:text-properties fo:font-variant="normal" fo:text-transform="none" fo:color="#000000" fo:letter-spacing="normal" fo:language="en" fo:country="US"/>
    </style:style>
    <style:style style:name="T16" style:family="text">
      <style:text-properties fo:font-variant="normal" fo:text-transform="none" fo:color="#000000" style:text-position="super 58%" style:font-name="Arial" fo:font-size="11pt" fo:letter-spacing="normal" fo:language="en" fo:country="US" style:font-size-asian="11pt" style:font-size-complex="11pt"/>
    </style:style>
    <style:style style:name="T17" style:family="text">
      <style:text-properties fo:font-variant="normal" fo:text-transform="none" fo:color="#000000" style:text-position="super 58%" fo:font-size="11pt" fo:letter-spacing="normal" fo:language="en" fo:country="US" style:font-size-asian="11pt" style:font-size-complex="11pt"/>
    </style:style>
    <style:style style:name="T18" style:family="text">
      <style:text-properties fo:font-variant="normal" fo:text-transform="none" fo:color="#000000" style:text-position="super 58%" style:font-name="Times New Roman" fo:font-size="11pt" fo:letter-spacing="normal" fo:language="en" fo:country="US" style:font-size-asian="11pt" style:font-size-complex="11pt"/>
    </style:style>
    <style:style style:name="T19" style:family="text">
      <style:text-properties fo:font-variant="normal" fo:text-transform="none" fo:color="#000000" style:text-position="super 58%" style:font-name="Times New Roman" fo:letter-spacing="normal" fo:language="en" fo:country="US"/>
    </style:style>
    <style:style style:name="T20" style:family="text">
      <style:text-properties fo:font-variant="normal" fo:text-transform="none" fo:color="#000000" style:text-position="super 58%" style:font-name="Times New Roman" fo:font-size="12pt" fo:letter-spacing="normal" fo:language="en" fo:country="US" style:font-size-asian="12pt" style:font-size-complex="12pt"/>
    </style:style>
    <style:style style:name="T21" style:family="text">
      <style:text-properties fo:font-variant="normal" fo:text-transform="none" fo:color="#000000" style:font-name="Arial" fo:font-size="11pt" fo:letter-spacing="normal" fo:language="en" fo:country="US" style:font-size-asian="11pt" style:font-size-complex="11pt"/>
    </style:style>
    <style:style style:name="T22" style:family="text">
      <style:text-properties fo:font-variant="normal" fo:text-transform="none" fo:color="#000000" fo:font-size="11pt" fo:letter-spacing="normal" fo:language="en" fo:country="US" style:font-size-asian="11pt" style:font-size-complex="11pt"/>
    </style:style>
    <style:style style:name="T23" style:family="text">
      <style:text-properties fo:font-variant="normal" fo:text-transform="none" fo:color="#000000" style:font-name="Times New Roman" fo:font-size="11pt" fo:letter-spacing="normal" fo:language="en" fo:country="US" style:font-size-asian="11pt" style:font-size-complex="11pt"/>
    </style:style>
    <style:style style:name="T24" style:family="text">
      <style:text-properties fo:font-variant="normal" fo:text-transform="none" fo:color="#000000" style:font-name="Times New Roman" fo:letter-spacing="normal" fo:language="en" fo:country="US"/>
    </style:style>
    <style:style style:name="T25" style:family="text">
      <style:text-properties fo:font-variant="normal" fo:text-transform="none" fo:color="#000000" style:font-name="Times New Roman" fo:font-size="12pt" fo:letter-spacing="normal" fo:language="en" fo:country="US" style:font-size-asian="12pt" style:font-size-complex="12pt"/>
    </style:style>
    <style:style style:name="T26" style:family="text">
      <style:text-properties fo:font-variant="normal" fo:text-transform="none" fo:color="#222222" fo:letter-spacing="normal" fo:font-style="normal" fo:font-weight="normal"/>
    </style:style>
    <style:style style:name="T27" style:family="text">
      <style:text-properties style:font-name="Arial" fo:font-size="11pt" fo:language="en" fo:country="US" style:font-size-asian="11pt" style:font-size-complex="11pt"/>
    </style:style>
    <style:style style:name="T28" style:family="text">
      <style:text-properties fo:font-size="11pt" fo:language="en" fo:country="US" style:font-size-asian="11pt" style:font-size-complex="11pt"/>
    </style:style>
    <style:style style:name="T29" style:family="text">
      <style:text-properties style:font-name="LMRoman10-Regular" fo:font-size="10pt" style:font-name-asian="LMRoman10-Regular" style:font-size-asian="10pt" style:font-name-complex="LMRoman10-Regular" style:font-size-complex="10pt"/>
    </style:style>
    <style:style style:name="T30" style:family="text">
      <style:text-properties fo:font-size="10pt" style:font-name-asian="LMRoman10-Regular" style:font-size-asian="10pt" style:font-name-complex="LMRoman10-Regular" style:font-size-complex="10pt"/>
    </style:style>
    <style:style style:name="T31" style:family="text">
      <style:text-properties style:font-name="Times New Roman" fo:font-size="11pt" fo:language="en" fo:country="US" style:font-size-asian="11pt" style:font-size-complex="11pt"/>
    </style:style>
    <style:style style:name="T32" style:family="text">
      <style:text-properties style:font-name="Times New Roman" fo:language="en" fo:country="US"/>
    </style:style>
    <style:style style:name="T33" style:family="text">
      <style:text-properties style:font-name="Times New Roman" fo:font-size="12pt" fo:language="en" fo:country="US" style:font-size-asian="12pt" style:font-size-complex="12pt"/>
    </style:style>
    <style:style style:name="T34" style:family="text">
      <style:text-properties style:font-name-asian="LMRoman10-Regular" style:font-name-complex="LMRoman10-Regular"/>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fo:padding="0cm" fo:border="none" style:shadow="none" loext:rel-width-rel="page" loext:rel-height-rel="page">
        <style:background-image/>
        <style:columns fo:column-count="1" fo:column-gap="0cm"/>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sena ALIRAJ, David SOUTHWICK</text:p>
      <text:p text:style-name="P4">Département <text:span text:style-name="T2">I</text:span><text:span text:style-name="T2">nformatique - CUI</text:span></text:p>
      <text:p text:style-name="P2"/>
      <text:p text:style-name="P2"/>
      <text:p text:style-name="P2"/>
      <text:p text:style-name="P3">TP - Enriched Trails</text:p>
      <text:p text:style-name="P5">UNIGE - CUI</text:p>
      <text:p text:style-name="P6"><draw:frame draw:style-name="fr1" draw:name="Cadre1" text:anchor-type="paragraph" svg:width="21.001cm" style:rel-width="100%" svg:height="1.485cm" style:rel-height="5%" draw:z-index="0"><draw:text-box><text:p text:style-name="Frame_20_contents"/></draw:text-box></draw:frame></text:p>
      <text:h text:style-name="P9" text:outline-level="1">Table of Contents</text:h>
      <text:p text:style-name="P7"/>
      <text:list xml:id="list3197348257446170197" text:style-name="L1">
        <text:list-item>
          <text:p text:style-name="P10">Introduction</text:p>
        </text:list-item>
        <text:list-item>
          <text:p text:style-name="P10">Description of Schema</text:p>
        </text:list-item>
        <text:list-item>
          <text:p text:style-name="P10">Mapping of data sources into RDF Graph</text:p>
        </text:list-item>
        <text:list-item>
          <text:p text:style-name="P10">Routine of Application</text:p>
        </text:list-item>
      </text:list>
      <text:p text:style-name="P7"/>
      <text:h text:style-name="P8" text:outline-level="1"><text:span text:style-name="T4">Introduction</text:span></text:h>
      <text:p text:style-name="P12"/>
      <text:p text:style-name="P13">1. Defined the RDFS schema of our graph.</text:p>
      <text:p text:style-name="P13"/>
      <text:p text:style-name="P13">2. Python scripts to transform the GPX and OSM data (in XML) into</text:p>
      <text:p text:style-name="P13">RDF triples : --covert.py and --seb.py(should be changed the name).</text:p>
      <text:p text:style-name="P13"/>
      <text:p text:style-name="P13">3. Uploaded the schema and data into a triple store called --graph.ttl</text:p>
      <text:p text:style-name="P13"/>
      <text:p text:style-name="P13">4. Python script to queries our graph and the dbpedia graph to produce</text:p>
      <text:p text:style-name="P13"><text:span text:style-name="T34">the tourist information guide for each GPX track. --call_graphdb_download_rdf.py</text:span></text:p>
      <text:p text:style-name="P13"><text:span text:style-name="T34"/></text:p>
      <text:p text:style-name="P15">Description of Schema</text:p>
      <text:p text:style-name="P13"/>
      <text:p text:style-name="P13"><text:span text:style-name="T4">There are 3 different schemas for the project. </text:span></text:p>
      <text:p text:style-name="P13"><text:span text:style-name="T4">The first bases on the Ontology of Place from Dbpedia. Have taken in consideration the class Place with some of subClassesOf which are in tourist's interest as: Historic Place, Monument, Parc, Wine Region, World Heritage etc. Her range as : endPoint, closeTo, location, touristicSite,land etc. Properties such as: address, event, opening hours, name, geo coordinates which are our most required data for this project. Obviously could not retrive all the properties in the schema because of the complexity.</text:span></text:p>
      <text:p text:style-name="Standard"><text:span text:style-name="T33">The 2</text:span><text:span text:style-name="T14">nd</text:span><text:span text:style-name="T33"> schema is based on Geo Cordinates from </text:span><text:a xlink:type="simple" xlink:href="https://www.w3.org/2003/01/geo/#overview" text:style-name="Internet_20_link" text:visited-style-name="Visited_20_Internet_20_Link">https://www.w3.org/2003/01/geo/#overview</text:a><text:span text:style-name="T9">.</text:span></text:p>
      <text:p text:style-name="P13"><text:span text:style-name="T15">Is a basic RDF vocabolary that provides the Semantic Web community with a namespace for representing latitude, longitude and other information about spatially-located things.</text:span></text:p>
      <text:p text:style-name="P13"><text:span text:style-name="T15"/></text:p>
      <text:p text:style-name="Standard"><text:span text:style-name="T25">The 3</text:span><text:span text:style-name="T20">rd</text:span><text:span text:style-name="T25"> schema is based on <text:s/>GPS format given by </text:span><text:a xlink:type="simple" xlink:href="https://en.wikipedia.org/wiki/GPS_Exchange_Format" text:style-name="Internet_20_link" text:visited-style-name="Visited_20_Internet_20_Link">https://en.wikipedia.org/wiki/GPS_Exchange_Format</text:a><text:span text:style-name="T25">. Starting from geo coordinates, we have -waypoints(individual points), </text:span></text:p>
      <text:p text:style-name="P13"><text:span text:style-name="T15">-route or way (ordered list of waypoints) </text:span></text:p>
      <text:p text:style-name="P13"><text:span text:style-name="T15">-track made of segments</text:span><text:span text:style-name="T26"> containing waypoints, that is, an ordered list of points describing a path.</text:span></text:p>
      <text:p text:style-name="P13"><text:span text:style-name="T15"/></text:p>
      <text:p text:style-name="P13"/>
      <text:p text:style-name="P13"/>
      <text:p text:style-name="P13"/>
      <text:p text:style-name="P15"><text:soft-page-break/>Mapping of data sources into RDF Graph</text:p>
      <text:p text:style-name="P13"/>
      <text:p text:style-name="P13"/>
      <text:p text:style-name="P13">Data sources for this project were provided in XML-formatted GPX raw data describing GPS tracks formatted in latitude, longitude, elevation, and time quadruple nodes. These node points were translated directly into RDF Blank nodes (Bnodes) with traits of latitude, longitude, elevation, and time literals, as described in the W3C standard for geo points. </text:p>
      <text:p text:style-name="P13">Additionally, GPX sources describe sparse ‘Waypoints’ which we chose to translate and store in the same manner as track points, (lat,long,elevation) and one additional trait of ‘name’.</text:p>
      <text:p text:style-name="P13">To find the relevant area to extract information from Open Street Map (OSM), we create a bounding box with longitude-min, latitude-min, longitude-max, and latitude-max values retrieved the GPX track source. Using these values, we query the OSM api for all nodes contained within the bounding box, and using RDFlib, we create new RDF triples describing the returned nodes.</text:p>
      <text:p text:style-name="P13">The tools used to realize these steps were python3 script and the following python3 libraries: </text:p>
      <text:list xml:id="list4532786430207045403" text:style-name="L2">
        <text:list-item>
          <text:p text:style-name="P14">RDFlib - for creating and exporting RDF data</text:p>
        </text:list-item>
        <text:list-item>
          <text:p text:style-name="P14">gpxpy – parsing GPX files as python objects</text:p>
        </text:list-item>
        <text:list-item>
          <text:p text:style-name="P14">overpy – Overpass api requests to Open Street Map</text:p>
          <text:p text:style-name="P14"/>
        </text:list-item>
      </text:list>
      <text:p text:style-name="P15">Routine of Application</text:p>
      <text:p text:style-name="P13"/>
      <text:p text:style-name="P13"><text:span text:style-name="T4">The main routine of our application is executed in two steps. First, the raw GPX </text:span><text:span text:style-name="T4">sources are read and the corresponding areas are queried in OSM. The results of this step are stored in RDF triple-store turtle files. </text:span></text:p>
      <text:p text:style-name="P13"/>
      <text:p text:style-name="P13">The second step of the application is querying these RDF triples from graphDB using SPARQL queries, and displaying the resulting triples.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pitch="variable" style:font-charset="x-symbol"/>
    <style:font-face style:name="Calibri" svg:font-family="Calibri"/>
    <style:font-face style:name="Gill Sans" svg:font-family="'Gill Sans', 'Trebuchet MS', 'Gill Sans MT', sans-serif"/>
    <style:font-face style:name="LMRoman10-Regular" svg:font-family="LMRoman10-Regular"/>
    <style:font-face style:name="Mangal1" svg:font-family="Mangal"/>
    <style:font-face style:name="OpenSymbol2" svg:font-family="OpenSymbol"/>
    <style:font-face style:name="sans-serif" svg:font-family="sans-serif"/>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loext:contextual-spacing="false" fo:margin-top="0cm" fo:margin-bottom="0.212cm" fo:line-height="120%" fo:text-align="justify" style:justify-single-word="false" style:page-number="auto"/>
      <style:text-properties style:font-name="Open Sans Light" fo:font-size="11.5pt" fo:font-weight="250"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loext:contextual-spacing="false" fo:margin-top="0.3cm" fo:margin-bottom="0cm"/>
      <style:text-properties fo:color="#4c4c4c" style:font-name="Open Sans Light1"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color="#666666" style:font-name="Segoe UI Light1"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5cm" style:type="right" style:leader-style="dotted" style:leader-text="."/>
        </style:tab-stops>
      </style:paragraph-properties>
      <style:text-properties style:font-name="Open Sans Light" fo:font-size="11pt" fo:font-weight="250"/>
    </style:style>
    <style:style style:name="Footnote" style:family="paragraph" style:parent-style-name="Standard" style:class="extra">
      <style:paragraph-properties loext:contextual-spacing="false" fo:margin-left="0.598cm" fo:margin-right="0cm" fo:margin-top="0cm" fo:margin-bottom="0cm"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loext:contextual-spacing="false" fo:margin-left="0cm" fo:margin-right="0cm" fo:margin-top="0cm" fo:margin-bottom="0cm" fo:text-indent="0cm" style:auto-text-indent="false">
        <style:tab-stops>
          <style:tab-stop style:position="15cm" style:type="right" style:leader-style="dotted" style:leader-text="."/>
        </style:tab-stops>
      </style:paragraph-properties>
      <style:text-properties style:font-name="Segoe UI Light1" fo:font-weight="250"/>
    </style:style>
    <style:style style:name="Author_20_address" style:display-name="Author address" style:family="paragraph" style:parent-style-name="Standard" style:class="text">
      <style:text-properties style:font-name="Open Sans Light"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035cm solid #000000" style:join-border="false"/>
      <style:text-properties style:font-name="Segoe UI Light"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left="0.76cm" fo:margin-right="0cm" fo:margin-top="0cm" fo:margin-bottom="0.199cm" fo:text-indent="-0.66cm" style:auto-text-indent="false" style:page-number="auto">
        <style:tab-stops/>
      </style:paragraph-properties>
      <style:text-properties fo:color="#4c4c4c" style:font-name="Open Sans Semibold"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left="0.76cm" fo:margin-right="0cm" fo:margin-top="0cm" fo:margin-bottom="0.199cm" fo:text-indent="-0.64cm" style:auto-text-indent="false" style:page-number="auto">
        <style:tab-stops/>
      </style:paragraph-properties>
      <style:text-properties fo:color="#4c4c4c" style:font-name="Open Sans Semibold"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size="10pt" fo:font-weight="250" style:font-size-asian="10.5pt"/>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4.501cm" style:type="right" style:leader-style="dotted" style:leader-text="."/>
        </style:tab-stops>
      </style:paragraph-properties>
      <style:text-properties style:font-name="Open Sans Light" fo:font-size="10.5pt" fo:font-weight="250"/>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4.002cm" style:type="right" style:leader-style="dotted" style:leader-text="."/>
        </style:tab-stops>
      </style:paragraph-properties>
      <style:text-properties style:font-name="Open Sans Light" fo:font-size="10pt" fo:font-weight="250"/>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style:style>
    <style:style style:name="MT1" style:family="text">
      <style:text-properties style:font-name="Open Sans Light" fo:font-size="10pt" fo:language="fr" fo:country="FR" fo:font-weight="250" style:font-size-asian="10.5pt"/>
    </style:style>
    <style:style style:name="MT2" style:family="text">
      <style:text-properties fo:language="fr" fo:country="FR"/>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P1 - Enriched Trails</text:span><text:span text:style-name="MT2"><text:tab/><text:tab/></text:span></text:p>
      </style:header>
      <style:footer>
        <text:p text:style-name="MP1"><text:page-number text:select-page="current">3</text:page-number></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1T14:43:25.028492051</meta:creation-date>
    <dc:title>TP OptoÉlectronique</dc:title>
    <meta:editing-duration>P0D</meta:editing-duration>
    <meta:editing-cycles>1</meta:editing-cycles>
    <meta:generator>OpenOffice/4.1.7$Win32 OpenOffice.org_project/417m1$Build-9800</meta:generator>
    <meta:document-statistic meta:table-count="0" meta:image-count="0" meta:object-count="0" meta:page-count="3" meta:paragraph-count="37" meta:word-count="526" meta:character-count="3339"/>
  </office:meta>
</office:document-meta>
</file>